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12.6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ff00"/>
      <style:text-properties fo:color="#808080"/>
    </style:style>
    <style:style style:name="ce7" style:family="table-cell" style:parent-style-name="Default">
      <style:table-cell-properties style:vertical-align="top"/>
      <style:text-properties fo:color="#80808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mov1-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tables" table:style-name="ta1"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just ctrl-c/ctrl-v to the markdown file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/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NEXT (“interpreter”)</text:p>
          </table:table-cell>
          <table:table-cell table:number-columns-repeated="2"/>
          <table:table-cell table:style-name="ce1" office:value-type="string" calcext:value-type="string">
            <text:p>&lt;/caption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IP into "W" register &lt;br&gt;</text:p>
            <text:p>... W now holds address of the &lt;font color="#BF0041"&gt;Code Field&lt;/font&gt;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advance IP, just like a program counter &lt;br&gt;</text:p>
            <text:p>(assuming 2-byte addresses in the thread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W) -&gt; X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W into "X" register &lt;br&gt;</text:p>
            <text:p>... X now holds address of the machine code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P (X)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jump to the address in the X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ENTER</text:p>
          </table:table-cell>
          <table:table-cell table:number-columns-repeated="2"/>
          <table:table-cell table:style-name="ce1" office:value-type="string" calcext:value-type="string">
            <text:p>&lt;/caption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PUSH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onto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3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W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10" office:value-type="string" calcext:value-type="string">
            <text:p>W still points to the &lt;font color="#BF0041"&gt;Code Field&lt;/font&gt;, so W+2 is the address of the Body! (Assuming a 2-byte address -- other Forths may be different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to interpreter ("NEXT"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EXIT</text:p>
          </table:table-cell>
          <table:table-cell table:number-columns-repeated="2"/>
          <table:table-cell table:style-name="ce1" office:value-type="string" calcext:value-type="string">
            <text:p>&lt;/caption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POP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rom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to interpre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DTC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etch memory pointed by IP into "W"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advance IP (assuming 2-byte addresses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P (W)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jump to the address in the W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20:59:26.736574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11T09:22:43.654114604</dc:date>
    <meta:editing-duration>PT11H7M26S</meta:editing-duration>
    <meta:editing-cycles>9</meta:editing-cycles>
    <meta:generator>LibreOffice/6.4.7.2$Linux_X86_64 LibreOffice_project/40$Build-2</meta:generator>
    <meta:document-statistic meta:table-count="2" meta:cell-count="259" meta:object-count="0"/>
  </office:meta>
</office:document-meta>
</file>